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0" style:num-format="1">
        <style:list-level-properties text:space-before="0in" text:min-label-width="0.4034in" text:list-level-position-and-space-mode="label-alignment">
          <style:list-level-label-alignment text:label-followed-by="listtab" fo:margin-left="0.4034in" fo:text-indent="-0.4034in"/>
        </style:list-level-properties>
      </text:list-level-style-number>
      <text:list-level-style-number text:level="2" style:num-format="1" text:display-levels="2">
        <style:list-level-properties text:space-before="0.5in" text:min-label-width="0.4034in" text:list-level-position-and-space-mode="label-alignment">
          <style:list-level-label-alignment text:label-followed-by="listtab" fo:margin-left="0.9034in" fo:text-indent="-0.403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<text:s/>If Yu are interested in<text:s/>FUTO Cut Off Mark For 2022/2023 (JAMB And<text:s/>Departmental<text:s/>Cut off marks) you<text:s/>are in</text:p>
      <text:p text:style-name="Normal">the right place<text:s/>cause we will be discussing <text:s/>Futo courses and program and as well as<text:s/><text:s/>cut off marks for all courses.</text:p>
      <text:p text:style-name="Normal">Click on the<text:s/><text:s/>below content in the <text:s/>table to get directed to their appropriate<text:s/><text:s/>related information.</text:p>
      <text:p text:style-name="Normal"/>
      <text:p text:style-name="Normal"/>
      <text:p text:style-name="Normal">Futo cut off marks for<text:s/>2022/2023 Academic Section.</text:p>
      <text:p text:style-name="Normal">Table Of Contents [hide]</text:p>
      <text:p text:style-name="Normal">Futo<text:s/>departmental cut off marks 2022/2023<text:s/>Academic Section.</text:p>
      <text:p text:style-name="Normal">Futo admission requirements for 2022/2023 <text:s/>Academic<text:s/>Section</text:p>
      <text:p text:style-name="Normal">List of Futo courses and program</text:p>
      <text:p text:style-name="Normal">Jamb <text:s/>Subject combination for all the courses</text:p>
      <text:p text:style-name="Normal"/>
      <text:p text:style-name="Normal"/>
      <text:p text:style-name="Normal"/>
      <text:p text:style-name="Normal">The Federal University of Technology Owerri, FUTO cut-off mark for admission into the 2022/2023 academic session has been released.</text:p>
      <text:p text:style-name="Normal"/>
      <text:p text:style-name="Normal"/>
      <text:p text:style-name="Normal"/>
      <text:p text:style-name="Normal">The Federal University of Technology Owerri (FUTO) Post UTME Cut-off mark is 150.</text:p>
      <text:p text:style-name="Normal"/>
      <text:p text:style-name="Normal">The management of the Federal University of Technology Owerri has announced 150 and above as the latest Post UTME cut-off mark for the school for 2022/2023 admission.</text:p>
      <text:p text:style-name="Normal"/>
      <text:p text:style-name="Normal"/>
      <text:p text:style-name="Normal"/>
      <text:p text:style-name="Normal">These Include Cut Off Marks For:</text:p>
      <text:p text:style-name="Normal">Computer Science</text:p>
      <text:p text:style-name="Normal"/>
      <text:p text:style-name="Normal">Medicine and Surgery</text:p>
      <text:p text:style-name="Normal"/>
      <text:p text:style-name="Normal">Microbiology</text:p>
      <text:p text:style-name="Normal"/>
      <text:p text:style-name="Normal">Mechanical Engineering</text:p>
      <text:p text:style-name="Normal"/>
      <text:p text:style-name="Normal">Public Health Technology</text:p>
      <text:p text:style-name="Normal"/>
      <text:p text:style-name="Normal">Civil Engineering</text:p>
      <text:p text:style-name="Normal"/>
      <text:p text:style-name="Normal">Petroleum Engineering</text:p>
      <text:p text:style-name="Normal"/>
      <text:p text:style-name="Normal">Medicine And Surgery</text:p>
      <text:p text:style-name="Normal"/>
      <text:p text:style-name="Normal">Architecture</text:p>
      <text:p text:style-name="Normal"/>
      <text:p text:style-name="Normal">YOU MAY ALSO LIKE</text:p>
      <text:p text:style-name="Normal">JAMB Cut Off Mark 2022/2023 For All Schools</text:p>
      <text:p text:style-name="Normal">FUTO Courses 2022/2023 And Requirements</text:p>
      <text:p text:style-name="Normal">FUTO Admission Requirements For 2022/2023</text:p>
      <text:p text:style-name="Normal">FUTO Admission List 2022/2023</text:p>
      <text:p text:style-name="Normal">FUTO Post UTME Form 2022/2023</text:p>
      <text:p text:style-name="Normal">FUTO Admission Requirements</text:p>
      <text:p text:style-name="Normal">How To Gain Admission Into FUTO</text:p>
      <text:p text:style-name="Normal">JAMB Cut Off Mark 2022/2023</text:p>
      <text:p text:style-name="Normal">FUTO Courses 2022/2023 And Requirements</text:p>
      <text:p text:style-name="Normal">FUTO Admission Requirements For 2022/2023</text:p>
      <text:p text:style-name="Normal">FUTO Admission List 2022/2023</text:p>
      <text:p text:style-name="Normal">FUTO Post UTME Form 2022/2023</text:p>
      <text:p text:style-name="Normal">FUTO Admission Requirements</text:p>
      <text:p text:style-name="Normal">How To Gain Admission Into FUTO</text:p>
      <text:p text:style-name="Normal">Cut Off Mark For Business Administration 2022/2023<text:s/></text:p>
      <text:p text:style-name="Normal">Cut Off Mark For English Language 2022/2023</text:p>
      <text:p text:style-name="Normal">Cut Off Mark For Sociology 2022/2023</text:p>
      <text:p text:style-name="Normal">Cut Off Mark For Banking And Finance 2022/2023</text:p>
      <text:p text:style-name="Normal">Cut Off Mark For Physiotherapy 2022/2023</text:p>
      <text:p text:style-name="Normal">Cut Off Mark For Electrical Engineering 2022/2023</text:p>
      <text:p text:style-name="Normal">Cut Off Mark For Pharmacology 2022/2023</text:p>
      <text:p text:style-name="Normal">Cut Off Mark For Human Anatomy 2022/2023</text:p>
      <text:p text:style-name="Normal">Cut Off Mark For Accounting 2022/2023<text:s/></text:p>
      <text:p text:style-name="Normal">Cut Off Mark For Pharmacology 2022/2023</text:p>
      <text:p text:style-name="Normal">Cut Off Mark For Microbiology 2022/2023<text:s/></text:p>
      <text:p text:style-name="Normal">Cut Off Mark For Civil Engineering 2022/2023<text:s/></text:p>
      <text:p text:style-name="Normal">Cut Off Mark For Medical Laboratory Science 2022/2023<text:s/></text:p>
      <text:p text:style-name="Normal">Cut Off Mark For Estate Management 2022/2023<text:s/></text:p>
      <text:p text:style-name="Normal">Cut Off Mark For Mechanical Engineering 2022/2023</text:p>
      <text:p text:style-name="Normal">Cut Off Mark For Theatre Arts 2022/2023</text:p>
      <text:p text:style-name="Normal">Cut Off Mark For Biochemistry 2022/2023<text:s/></text:p>
      <text:p text:style-name="Normal">Cut Off Mark For Law 2022/2023</text:p>
      <text:p text:style-name="Normal">Cut Off Mark For Computer Science 2022/2023<text:s/></text:p>
      <text:p text:style-name="Normal">Cut Off Mark For Medicine And Surgery 2022/2023</text:p>
      <text:p text:style-name="Normal">Cut Off Mark For Architecture 2022/2023</text:p>
      <text:p text:style-name="Normal">Cut Off Mark For Chemical Engineering 2022/2023</text:p>
      <text:p text:style-name="Normal">Cut Off Mark For Radiography 2022/2023</text:p>
      <text:p text:style-name="Normal">Cut Off Mark For Petroleum Engineering 2022/2023</text:p>
      <text:p text:style-name="Normal">Cut Off Mark For Mass Communication 2022/2023</text:p>
      <text:p text:style-name="Normal">Cut Off Mark For Nursing Science 2022/2023</text:p>
      <text:p text:style-name="Normal">Cut Off Mark For Economics 2022/2023</text:p>
      <text:p text:style-name="Normal">Cut Off Mark For Public Administration 2022/2023</text:p>
      <text:p text:style-name="Normal">Cut Off Mark For Political Science 2022/2023</text:p>
      <text:p text:style-name="Normal">Cut Off Mark For Medicine And Surgery 2022/2023</text:p>
      <text:p text:style-name="Normal">FUTO Less Competitive Courses</text:p>
      <text:p text:style-name="Normal">Requirements To Study Medicine And Surgery In FUTO</text:p>
      <text:p text:style-name="Normal">FUTO Admission Requirements For UTME/DE</text:p>
      <text:p text:style-name="Normal">Courses Offered In FUTO (Full list)</text:p>
      <text:p text:style-name="Normal">Requirements To Study Law In ABSU</text:p>
      <text:p text:style-name="Normal">How To Gain Admission Into FUTO With Ease</text:p>
      <text:p text:style-name="Normal">Thanks for reading, please share.</text:p>
      <text:p text:style-name="Normal">If you have any questions, leave me a comment below and I will try my best to respond also do well to subscribe so as to be notified when I reply to your comment, thanks.</text:p>
      <text:p text:style-name="Normal"/>
      <text:p text:style-name="Normal">2</text:p>
      <text:p text:style-name="Normal">7 Comments</text:p>
      <text:p text:style-name="Normal"/>
      <text:p text:style-name="Normal">Franklin</text:p>
      <text:p text:style-name="Normal">6 MONTHS AGOREPLY</text:p>
      <text:p text:style-name="Normal">If j get 238in post utme can u gain admiss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</text:p>
      <text:p text:style-name="Normal">QUICK LINKS</text:p>
      <text:p text:style-name="Normal">Check JAMB Result</text:p>
      <text:p text:style-name="Normal"/>
      <text:p text:style-name="Normal">Buy JAMB Form</text:p>
      <text:p text:style-name="Normal"/>
      <text:p text:style-name="Normal">Buy Post UTME Form</text:p>
      <text:p text:style-name="Normal"/>
      <text:p text:style-name="Normal">Buy WAEC Scratch Card</text:p>
      <text:p text:style-name="Normal"/>
      <text:p text:style-name="Normal">Buy NECO Scratch Card</text:p>
      <text:p text:style-name="Normal"/>
      <text:p text:style-name="Normal">JAMB Subject Combinations</text:p>
      <text:p text:style-name="Normal"/>
      <text:p text:style-name="Normal">JAMB Recommended Textbooks</text:p>
      <text:p text:style-name="Normal"/>
      <text:p text:style-name="Normal">JAMB CBT Centres</text:p>
      <text:p text:style-name="Normal"/>
      <text:p text:style-name="Normal">JAMB Brochure</text:p>
      <text:p text:style-name="Normal"/>
      <text:p text:style-name="Normal">JAMB Syllabus</text:p>
      <text:p text:style-name="Normal"/>
      <text:p text:style-name="Normal">JAMB Past Questions</text:p>
      <text:p text:style-name="Normal"/>
      <text:p text:style-name="Normal">Check O’level On CAPS</text:p>
      <text:p text:style-name="Normal"/>
      <text:p text:style-name="Normal">Upload O’level Result on JAMB CAPS</text:p>
      <text:p text:style-name="Normal"/>
      <text:p text:style-name="Normal">JAMB Matriculation List</text:p>
      <text:p text:style-name="Normal"/>
      <text:p text:style-name="Normal">UTME JAMB Admission Status</text:p>
      <text:p text:style-name="Normal"/>
      <text:p text:style-name="Normal">Direct Entry Admission Status</text:p>
      <text:p text:style-name="Normal"/>
      <text:p text:style-name="Normal">Check Admission Status Without Email</text:p>
      <text:p text:style-name="Normal"/>
      <text:p text:style-name="Normal">Print JAMB Admission Letter</text:p>
      <text:p text:style-name="Normal"/>
      <text:p text:style-name="Normal">Create JAMB Profile</text:p>
      <text:p text:style-name="Normal"/>
      <text:p text:style-name="Normal">JAMB Change of Course/Institution</text:p>
      <text:p text:style-name="Normal"/>
      <text:p text:style-name="Normal">JAMB Regularization</text:p>
      <text:p text:style-name="Normal"/>
      <text:p text:style-name="Normal">Admission Deferment</text:p>
      <text:p text:style-name="Normal"/>
      <text:p text:style-name="Normal">Online JAMB Café</text:p>
      <text:p text:style-name="Normal"/>
      <text:p text:style-name="Normal">Reset JAMB Password</text:p>
      <text:p text:style-name="Normal"/>
      <text:p text:style-name="Normal">JAMB Cut Off Mark</text:p>
      <text:p text:style-name="Normal"/>
      <text:p text:style-name="Normal">WAEC Result Checker Portal</text:p>
      <text:p text:style-name="Normal"/>
      <text:p text:style-name="Normal">NECO Result Checker Portal</text:p>
      <text:p text:style-name="Normal"/>
      <text:p text:style-name="Normal">NYSC Call-Up Letter</text:p>
      <text:p text:style-name="Normal"/>
      <text:p text:style-name="Normal">NYSC Online Registration</text:p>
      <text:p text:style-name="Normal"/>
      <text:p text:style-name="Normal">Federal Universities In Nigeria</text:p>
      <text:p text:style-name="Normal"/>
      <text:p text:style-name="Normal">State Universities In Nigeria</text:p>
      <text:p text:style-name="Normal"/>
      <text:p text:style-name="Normal">Private Universities In Nigeria</text:p>
      <text:p text:style-name="Normal"/>
      <text:p text:style-name="Normal">How To Gain Admission In Nigeria</text:p>
      <text:p text:style-name="Normal"/>
      <text:p text:style-name="Normal">Most Marketable Courses in Nigeria (TOP 20)</text:p>
      <text:p text:style-name="Normal"/>
      <text:p text:style-name="Normal">How To Choose A Course That Fits You</text:p>
      <text:p text:style-name="Normal"/>
      <text:p text:style-name="Normal">Create JAMB Email And Password</text:p>
      <text:p text:style-name="Normal"/>
      <text:p text:style-name="Normal">The Life Changer</text:p>
      <text:p text:style-name="Normal"/>
      <text:p text:style-name="Normal">Register For Post UTME</text:p>
      <text:p text:style-name="Normal"/>
      <text:p text:style-name="Normal">Admission Without JAMB</text:p>
      <text:p text:style-name="Normal"/>
      <text:p text:style-name="Normal">JAMB Admission List</text:p>
      <text:p text:style-name="Normal"/>
      <text:p text:style-name="Normal">Advertise With Us</text:p>
      <text:p text:style-name="Normal"/>
      <text:p text:style-name="Normal">Admission Without JAMB</text:p>
      <text:p text:style-name="Normal"/>
      <text:p text:style-name="Normal">Buy &amp; Sell Online</text:p>
      <text:p text:style-name="Normal"/>
      <text:p text:style-name="Normal">Upcoming Events<text:s/></text:p>
      <text:p text:style-name="Normal"/>
      <text:p text:style-name="Normal">Practice Exam</text:p>
      <text:p text:style-name="Normal"/>
      <text:p text:style-name="Normal">Study Past Questions</text:p>
      <text:p text:style-name="Normal"/>
      <text:p text:style-name="Normal">Live Chat/Call</text:p>
      <text:p text:style-name="Normal"/>
      <text:p text:style-name="Normal">Ask A Questions</text:p>
      <text:p text:style-name="Normal"/>
      <text:p text:style-name="Normal">Join Students Forum</text:p>
      <text:p text:style-name="Normal"/>
      <text:p text:style-name="Normal">Donate (Support School Beginner)</text:p>
      <text:p text:style-name="Normal"/>
      <text:p text:style-name="Normal"><text:s/></text:p>
      <text:p text:style-name="Normal"/>
      <text:p text:style-name="Normal"/>
      <text:p text:style-name="Normal"><text:s/></text:p>
      <text:p text:style-name="Normal"><text:s text:c="3"/></text:p>
      <text:p text:style-name="Normal"><text:s/></text:p>
      <text:p text:style-name="Normal">HOME</text:p>
      <text:p text:style-name="Normal">ABOUT US</text:p>
      <text:p text:style-name="Normal">CONTACT US</text:p>
      <text:p text:style-name="Normal">PRIVACY POLICY</text:p>
      <text:p text:style-name="Normal">TERMS AND CONDITIONS</text:p>
      <text:p text:style-name="Normal"><text:s/></text:p>
      <text:p text:style-name="Normal">COPYRIGHT © 2022 SCHOOLBEGINNER- ALL RIGHTS RESERVED.</text:p>
      <text:p text:style-name="Normal"/>
      <text:p text:style-name="Normal"><text:s/>TOP</text:p>
      <text:p text:style-name="Normal">Home</text:p>
      <text:p text:style-name="Normal">School News</text:p>
      <text:p text:style-name="Normal">Scholarships</text:p>
      <text:p text:style-name="Normal">Admission</text:p>
      <text:p text:style-name="Normal">JAMB</text:p>
      <text:p text:style-name="Normal">Post UTME</text:p>
      <text:p text:style-name="Normal">NYSC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Heading6Char" style:display-name="Heading 6 Char" style:family="text" style:parent-style-name="DefaultParagraphFont">
      <style:text-properties style:font-name="Calibri Light" style:font-name-asian="Yu Gothic Light" style:font-name-complex="Times New Roman" fo:color="#1F3763"/>
    </style:style>
    <style:style style:name="Heading4Char" style:display-name="Heading 4 Char" style:family="text" style:parent-style-name="DefaultParagraphFont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Times New Roman" fo:color="#2F5496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oc_title" style:display-name="toc_title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toc_toggle" style:display-name="toc_toggle" style:family="text" style:parent-style-name="DefaultParagraphFont"/>
    <style:style style:name="toc_number" style:display-name="toc_number" style:family="text" style:parent-style-name="DefaultParagraphFont"/>
    <style:style style:name="counters" style:display-name="counters" style:family="text" style:parent-style-name="DefaultParagraphFont"/>
    <style:style style:name="number" style:display-name="number" style:family="text" style:parent-style-name="DefaultParagraphFont"/>
    <style:style style:name="Title1" style:display-name="Title1" style:family="text" style:parent-style-name="DefaultParagraphFont"/>
    <style:style style:name="comment" style:display-name="commen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comment-author" style:display-name="comment-author" style:family="text" style:parent-style-name="DefaultParagraphFont"/>
    <style:style style:name="reply" style:display-name="reply" style:family="text" style:parent-style-name="DefaultParagraphFont"/>
    <style:style style:name="google-auto-placed" style:display-name="google-auto-placed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section-head" style:display-name="section-head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complex="Arial" text:display="none" fo:font-size="8pt" style:font-size-asian="8pt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style:style style:name="comment-form-cookies-consent" style:display-name="comment-form-cookies-consen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comment-form-subscriptions" style:display-name="comment-form-subscriptions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form-submit" style:display-name="form-submi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complex="Arial" text:display="none" fo:font-size="8pt" style:font-size-asian="8pt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style:style style:name="widget" style:display-name="widge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widget_text" style:display-name="widget_tex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menu-item" style:display-name="menu-item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copyright" style:display-name="copyright" style:family="paragraph" style:parent-style-name="Normal">
      <style:paragraph-properties fo:margin-top="0.0694in" fo:margin-bottom="0.0694in" fo:line-height="100%"/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0" style:num-format="1">
        <style:list-level-properties text:space-before="0in" text:min-label-width="0.4034in" text:list-level-position-and-space-mode="label-alignment">
          <style:list-level-label-alignment text:label-followed-by="listtab" fo:margin-left="0.4034in" fo:text-indent="-0.4034in"/>
        </style:list-level-properties>
      </text:list-level-style-number>
      <text:list-level-style-number text:level="2" style:num-format="1" text:display-levels="2">
        <style:list-level-properties text:space-before="0.5in" text:min-label-width="0.4034in" text:list-level-position-and-space-mode="label-alignment">
          <style:list-level-label-alignment text:label-followed-by="listtab" fo:margin-left="0.9034in" fo:text-indent="-0.403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in" text:list-level-position-and-space-mode="label-alignment">
          <style:list-level-label-alignment text:label-followed-by="listtab" fo:margin-left="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347030829081</meta:initial-creator>
    <dc:creator>2347030829081</dc:creator>
    <meta:creation-date>2022-04-27T17:01:00Z</meta:creation-date>
    <dc:date>2022-04-27T17:01:00Z</dc:date>
    <meta:template xlink:href="Normal.dotm" xlink:type="simple"/>
    <meta:editing-cycles>31</meta:editing-cycles>
    <meta:editing-duration>PT1740S</meta:editing-duration>
    <meta:document-statistic meta:page-count="1" meta:paragraph-count="9" meta:word-count="745" meta:character-count="4985" meta:row-count="35" meta:non-whitespace-character-count="4249"/>
  </office:meta>
</office:document-meta>
</file>